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9/28 Notes</text:p>
      <text:p text:style-name="Standard"/>
      <text:p text:style-name="Standard">operators and assignments</text:p>
      <text:p text:style-name="Standard">identifier = expression</text:p>
      <text:p text:style-name="Standard">identifier begins with alphabetic character, may contain 0-9, A-Z, a-z, _</text:p>
      <text:p text:style-name="Standard">cannot ba a reserved word (while, if, else)</text:p>
      <text:p text:style-name="Standard">expression { arithmetic, string, relational, logical expressions</text:p>
      <text:p text:style-name="Standard">arithmetic{ int/long, * / % + -, double, * / + -</text:p>
      <text:p text:style-name="Standard">string { + (concatenation)</text:p>
      <text:p text:style-name="Standard">relational { ==, !=, &lt;, &gt;, &lt;=, &gt;=</text:p>
      <text:p text:style-name="Standard">logical { not, and, 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ry Cook</meta:initial-creator>
    <meta:creation-date>2010-09-28T12:06:43.70</meta:creation-date>
    <meta:document-statistic meta:table-count="0" meta:image-count="0" meta:object-count="0" meta:page-count="1" meta:paragraph-count="10" meta:word-count="63" meta:character-count="367"/>
    <dc:date>2010-09-28T12:39:07.83</dc:date>
    <dc:creator>Cory Cook</dc:creator>
    <meta:editing-duration>PT00H01M23S</meta:editing-duration>
    <meta:editing-cycles>1</meta:editing-cycles>
    <meta:generator>OpenOffice.org/3.2$Win32 OpenOffice.org_project/320m18$Build-9502</meta:generator>
  </office:meta>
</office:document-meta>
</file>